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4.89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>
            <text:p>[Workflow]</text:p>
          </table:table-cell>
          <table:table-cell table:number-columns-repeated="1023"/>
        </table:table-row>
        <table:table-row table:style-name="ro2">
          <table:table-cell office:value-type="string">
            <text:p>Id:</text:p>
          </table:table-cell>
          <table:table-cell office:value-type="string">
            <text:p>example.conference.session_workflo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Conference session workflo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Allows members to submit session proposals for review</text:p>
          </table:table-cell>
          <table:table-cell table:number-columns-repeated="1022"/>
        </table:table-row>
        <table:table-row table:style-name="ro1">
          <table:table-cell office:value-type="string">
            <text:p>Initial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is being drafted.</text:p>
          </table:table-cell>
          <table:table-cell table:number-columns-repeated="1022"/>
        </table:table-row>
        <table:table-row table:style-name="ro1">
          <table:table-cell office:value-type="string">
            <text:p>Transitions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3" table:style-name="ce3" office:value-type="string">
            <text:p>X</text:p>
          </table:table-cell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proposal is pending review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list:</text:p>
          </table:table-cell>
          <table:table-cell office:value-type="string">
            <text:p>Pending review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list label:</text:p>
          </table:table-cell>
          <table:table-cell office:value-type="string">
            <text:p>Conference sessions pending review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publish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4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number-columns-repeated="3"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Y</text:p>
          </table:table-cell>
          <table:table-cell table:style-name="ce3" table:number-columns-repeated="3"/>
          <table:table-cell table:number-columns-repeated="3" table:style-name="ce3" office:value-type="string">
            <text:p>X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ession for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quest revie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Reject the session from the program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publish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Publish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Accept and publish the session proposal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18/06/2009</text:date>, <text:time>10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8T10:42:48</dc:date>
    <meta:generator>OpenOffice.org/3.0$Unix OpenOffice.org_project/300m15$Build-9379</meta:generator>
    <meta:editing-duration>PT00H12M12S</meta:editing-duration>
    <meta:editing-cycles>6</meta:editing-cycles>
    <meta:document-statistic meta:table-count="1" meta:cell-count="156" meta:object-count="0"/>
  </office:meta>
</office:document-meta>
</file>